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645cf" officeooo:paragraph-rsid="000645cf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c9775" officeooo:paragraph-rsid="000c977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645cf" officeooo:paragraph-rsid="000645c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db41" officeooo:paragraph-rsid="000adb4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b04d0" officeooo:paragraph-rsid="000b04d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1659" officeooo:paragraph-rsid="000f165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9775" officeooo:paragraph-rsid="000c977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fd39a" officeooo:paragraph-rsid="000fd39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05243" officeooo:paragraph-rsid="00105243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ab0d" officeooo:paragraph-rsid="0010ab0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497cd" officeooo:paragraph-rsid="001497cd" style:font-weight-asian="normal" style:font-weight-complex="normal"/>
    </style:style>
    <style:style style:name="P12" style:family="paragraph" style:parent-style-name="Standard">
      <style:text-properties style:text-underline-style="none" officeooo:rsid="00189458" officeooo:paragraph-rsid="00189458"/>
    </style:style>
    <style:style style:name="P13" style:family="paragraph" style:parent-style-name="Standard">
      <style:text-properties officeooo:paragraph-rsid="000645cf"/>
    </style:style>
    <style:style style:name="P14" style:family="paragraph" style:parent-style-name="Standard">
      <style:text-properties officeooo:paragraph-rsid="000f1659"/>
    </style:style>
    <style:style style:name="P15" style:family="paragraph" style:parent-style-name="Standard">
      <style:text-properties officeooo:paragraph-rsid="000fd39a"/>
    </style:style>
    <style:style style:name="P16" style:family="paragraph" style:parent-style-name="Standard">
      <style:text-properties officeooo:paragraph-rsid="00139cb0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0645cf" officeooo:paragraph-rsid="000645cf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03fa74" officeooo:paragraph-rsid="0003fa7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026222" officeooo:paragraph-rsid="0002622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349" style:font-weight-asian="normal" style:font-weight-complex="normal"/>
    </style:style>
    <style:style style:name="T3" style:family="text">
      <style:text-properties style:text-underline-style="none" fo:font-weight="normal" officeooo:rsid="000f1659" style:font-weight-asian="normal" style:font-weight-complex="normal"/>
    </style:style>
    <style:style style:name="T4" style:family="text">
      <style:text-properties style:text-underline-style="none" fo:font-weight="normal" officeooo:rsid="000fd39a" style:font-weight-asian="normal" style:font-weight-complex="normal"/>
    </style:style>
    <style:style style:name="T5" style:family="text">
      <style:text-properties style:text-underline-style="none" fo:font-weight="normal" officeooo:rsid="000645cf" style:font-weight-asian="normal" style:font-weight-complex="normal"/>
    </style:style>
    <style:style style:name="T6" style:family="text">
      <style:text-properties style:text-underline-style="none" fo:font-weight="normal" officeooo:rsid="00082e6c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7">S3</text:p>
      <text:p text:style-name="P17"/>
      <text:p text:style-name="P1">1. <text:span text:style-name="T1">object level storage</text:span></text:p>
      <text:p text:style-name="P3">2. support versioning</text:p>
      <text:p text:style-name="P3">3. High durbility(99.999999999%) and High Availability (99.99%)</text:p>
      <text:p text:style-name="P13"><text:span text:style-name="T5">4. Support cross region replication. </text:span><text:span text:style-name="T1">To enable cross-region replication, versioning must be turned on for both source and destination buckets</text:span><text:span text:style-name="T5">, and you must use an IAM policy to give Amazon S3 permission to replicate objects on your behalf</text:span></text:p>
      <text:p text:style-name="P3">5. Can accessable from internet</text:p>
      <text:p text:style-name="P3">6. support MFA delete.</text:p>
      <text:p text:style-name="P3">7. Automatacily replicicated across mulitiole Availability zones within a region.</text:p>
      <text:p text:style-name="P3">8. Changes may take some time to propagate to all location.</text:p>
      <text:p text:style-name="P3">9. If we will delete any bucket, then it will take almost one hour to availabel the same bucket name in other region. But it will availabel immideatily in same region.</text:p>
      <text:p text:style-name="P16"><text:span text:style-name="T6">10. support</text:span><text:span text:style-name="T1"> Amazon S3 server access logs</text:span><text:span text:style-name="T6">, which will help in audit.</text:span></text:p>
      <text:p text:style-name="P4">11. Delegate the bucket access using IAM policy and s3 bucket policy.</text:p>
      <text:p text:style-name="P5">12. Used for static web hosting.</text:p>
      <text:p text:style-name="P2"><text:span text:style-name="T1">13. Support prefix a</text:span><text:span text:style-name="T2">nd </text:span><text:span text:style-name="T1">delimiters. </text:span><text:span text:style-name="T2">Which is basicaly used</text:span><text:span text:style-name="T1"> for separate the </text:span><text:span text:style-name="T2">different </text:span><text:span text:style-name="T1">logs.</text:span></text:p>
      <text:p text:style-name="P14"><text:span text:style-name="T3">14. </text:span><text:span text:style-name="T1">Using Amazon S3 lifecycle configuration rules, you can significantly reduce your storage costs by automatically transitioning data from one storage class to another or even automatically deleting data after a period of time.</text:span></text:p>
      <text:p text:style-name="P6"><text:s/>Exa: <text:s/></text:p>
      <text:p text:style-name="P6">1.Store backup data initially in Amazon S3 Standard. </text:p>
      <text:p text:style-name="P6">2. After 30 days, transition to Amazon Standard-IA.</text:p>
      <text:p text:style-name="P6">3. After 90 days, transition to Amazon Glacier.</text:p>
      <text:p text:style-name="P6">4. After 3 years, delete</text:p>
      <text:p text:style-name="P7"><text:s/></text:p>
      <text:p text:style-name="P15"><text:span text:style-name="T4">Note: </text:span><text:span text:style-name="T1">Lifecycle configurations are attached to the bucket and can apply to all objects in the bucket or only to objects specified by a prefix</text:span></text:p>
      <text:p text:style-name="P8"/>
      <text:p text:style-name="P8">15. Support data encryption</text:p>
      <text:p text:style-name="P9">16. Can create pre-signed url to provide the access for particular time period.</text:p>
      <text:p text:style-name="P10">17. Support multipart upload. You must use multipart upload for objest larger than 5GB</text:p>
      <text:p text:style-name="P11">18. Support Event Notification for sending notification for actions taken.</text:p>
      <text:p text:style-name="P18"/>
      <text:p text:style-name="P19"/>
      <text:p text:style-name="P12">Q. How to increase cupu utilaization?</text:p>
      <text:p text:style-name="P12"/>
      <text:p text:style-name="P12">Ans: stress --cpu 2 --timeout 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1:41:26.657231247</meta:creation-date>
    <dc:date>2019-03-12T17:05:05.419008070</dc:date>
    <meta:editing-duration>PT34M37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302" meta:character-count="1852" meta:non-whitespace-character-count="1574"/>
  </office:meta>
</office:document-meta>
</file>